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0db5f1" officeooo:paragraph-rsid="000db5f1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0f2ec7"/>
    </style:style>
    <style:style style:name="T12" style:family="text">
      <style:text-properties officeooo:rsid="00112f1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5</text:span></text:h>
      <text:h text:style-name="Heading_20_2" text:outline-level="2">2015-02-<text:span text:style-name="T11">19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Burtronix</text:h>
            <text:p text:style-name="P5"><text:span text:style-name="T8">VAT: </text:span>4620238693</text:p>
            <text:p text:style-name="Standard"><text:span text:style-name="T8">CK:</text:span> 1996/045193/23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6">Bank: <text:span text:style-name="T7">FNB (Fist National Bank)</text:span></text:p>
            <text:p text:style-name="P6">Account Number: 62446745492</text:p>
            <text:p text:style-name="P6">Branch: Fourways</text:p>
            <text:p text:style-name="P6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2">15</text:span>0 ZAR for <text:span text:style-name="T12">1 Individual </text:span>Sponsorship of the Johannesburg DrupalCamp 2015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02T10:10:53.508320451</dc:date>
    <dc:creator>Riaan Burger</dc:creator>
    <meta:editing-duration>PT1H56M34S</meta:editing-duration>
    <meta:editing-cycles>13</meta:editing-cycles>
    <meta:generator>LibreOffice/4.2.7.2$Linux_X86_64 LibreOffice_project/420m0$Build-2</meta:generator>
    <meta:document-statistic meta:table-count="2" meta:image-count="1" meta:object-count="0" meta:page-count="1" meta:paragraph-count="19" meta:word-count="89" meta:character-count="643" meta:non-whitespace-character-count="572"/>
  </office:meta>
</office:document-meta>
</file>